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>Déterminer le temps et le découper en phase</text:p>
      <text:p text:style-name="Standard"/>
      <text:list xml:id="list6925591677986030555" text:style-name="L1">
        <text:list-item>
          <text:p text:style-name="P1">spécifier votre besoin</text:p>
        </text:list-item>
        <text:list-item>
          <text:p text:style-name="P1">concevoir l'architecture de projet</text:p>
        </text:list-item>
        <text:list-item>
          <text:p text:style-name="P1">concevoir les éléments</text:p>
        </text:list-item>
        <text:list-item>
          <text:p text:style-name="P1">spécifier techniquement ce qu'il faut</text:p>
        </text:list-item>
        <text:list-item>
          <text:p text:style-name="P1">identifier les risques</text:p>
        </text:list-item>
        <text:list-item>
          <text:p text:style-name="P1">élaborer votre projet</text:p>
        </text:list-item>
        <text:list-item>
          <text:p text:style-name="P1">intégrer, combiner &amp; tester</text:p>
        </text:list-item>
      </text:list>
      <text:p text:style-name="Standard"/>
      <text:p text:style-name="Standard">+Pour chaque phase, vérifier la pertinence</text:p>
      <text:p text:style-name="Standard">+Sélectionner les livrables clés qui conditionnent la réussite du projet</text:p>
      <text:p text:style-name="Standard">+Analyser les compétences et les ressources nécessaires à la réussite du projet</text:p>
      <text:p text:style-name="Standard"/>
      <text:p text:style-name="Standard">+Poser votre objectif</text:p>
      <text:p text:style-name="Standard">+collecter les données pertinentes</text:p>
      <text:p text:style-name="Standard">+faire l'analyse critique des informations recueillis</text:p>
      <text:p text:style-name="Standard">+clarifier le but</text:p>
      <text:p text:style-name="Standard"/>
      <text:p text:style-name="Standard">Pour générer les idées : Dresser un inventaire des solutions possibles</text:p>
      <text:p text:style-name="Standard"/>
      <text:p text:style-name="Standard"/>
      <text:p text:style-name="Standard">Planifier la mise en œuvre du projet :</text:p>
      <text:p text:style-name="Standard"/>
      <text:p text:style-name="Standard">Qui fait quoi ?</text:p>
      <text:p text:style-name="Standard">Comment ?</text:p>
      <text:p text:style-name="Standard">Quand ?</text:p>
      <text:p text:style-name="Standard">Quels moyens ?</text:p>
      <text:p text:style-name="Standard">Pour quel public ?</text:p>
      <text:p text:style-name="Standard"/>
      <text:p text:style-name="Standard"/>
      <text:p text:style-name="Standard">Faire une checklist :</text:p>
      <text:p text:style-name="Standard"/>
      <text:p text:style-name="Standard">- Les actions à réaliser</text:p>
      <text:p text:style-name="Standard">- des ressources</text:p>
      <text:p text:style-name="Standard">- des échéances</text:p>
      <text:p text:style-name="Standard">- des fait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Glenn Rimmer</meta:initial-creator>
    <meta:creation-date>2017-03-20T09:58:42.38</meta:creation-date>
    <meta:document-statistic meta:table-count="0" meta:image-count="0" meta:object-count="0" meta:page-count="1" meta:paragraph-count="27" meta:word-count="136" meta:character-count="811"/>
    <dc:date>2017-03-20T10:29:11.94</dc:date>
    <dc:creator>Glenn Rimmer</dc:creator>
    <meta:editing-duration>PT15M19S</meta:editing-duration>
    <meta:editing-cycles>1</meta:editing-cycles>
    <meta:generator>OpenOffice/4.1.3$Win32 OpenOffice.org_project/413m1$Build-9783</meta:generator>
  </office:meta>
</office:document-meta>
</file>